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_Charge_Delai" table:style-name="ta1">
        <table:shapes>
          <draw:frame draw:z-index="0" draw:style-name="gr1" draw:text-style-name="P1" svg:width="201.13mm" svg:height="133.61mm" svg:x="123.64mm" svg:y="1.06mm">
            <loext:p draw:notify-on-update-of-ranges="Graph_Charge_Delai.A1:Graph_Charge_Delai.A1 Graph_Charge_Delai.A2:Graph_Charge_Delai.A30 Graph_Charge_Delai.B1:Graph_Charge_Delai.B1 Graph_Charge_Delai.B2:Graph_Charge_Delai.B30 Graph_Charge_Delai.A1:Graph_Charge_Delai.A1 Graph_Charge_Delai.A2:Graph_Charge_Delai.A30 Graph_Charge_Delai.C1:Graph_Charge_Delai.C1 Graph_Charge_Delai.C2:Graph_Charge_Delai.C30 Graph_Charge_Delai.A1:Graph_Charge_Delai.A1 Graph_Charge_Delai.A2:Graph_Charge_Delai.A30 Graph_Charge_Delai.D1:Graph_Charge_Delai.D1 Graph_Charge_Delai.D2:Graph_Charge_Delai.D30 Graph_Charge_Delai.A1:Graph_Charge_Delai.A1 Graph_Charge_Delai.A2:Graph_Charge_Delai.A30 Graph_Charge_Delai.E1:Graph_Charge_Delai.E1 Graph_Charge_Delai.E2:Graph_Charge_Delai.E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RR Proche</text:p>
          </table:table-cell>
          <table:table-cell office:value-type="string" calcext:value-type="string">
            <text:p>RR Loin</text:p>
          </table:table-cell>
          <table:table-cell office:value-type="string" calcext:value-type="string">
            <text:p>MaxSNR Proche</text:p>
          </table:table-cell>
          <table:table-cell office:value-type="string" calcext:value-type="string">
            <text:p>MaxSNR Lo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.34848484848485" calcext:value-type="float">
            <text:p>3,3484848485</text:p>
          </table:table-cell>
          <table:table-cell office:value-type="float" office:value="0" calcext:value-type="float">
            <text:p>0</text:p>
          </table:table-cell>
          <table:table-cell office:value-type="float" office:value="3.04545454545455" calcext:value-type="float">
            <text:p>3,04545454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.1818181818182" calcext:value-type="float">
            <text:p>23,1818181818</text:p>
          </table:table-cell>
          <table:table-cell office:value-type="float" office:value="0" calcext:value-type="float">
            <text:p>0</text:p>
          </table:table-cell>
          <table:table-cell office:value-type="float" office:value="21.5909090909091" calcext:value-type="float">
            <text:p>21,59090909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9.469696969697" calcext:value-type="float">
            <text:p>49,4696969697</text:p>
          </table:table-cell>
          <table:table-cell office:value-type="float" office:value="0" calcext:value-type="float">
            <text:p>0</text:p>
          </table:table-cell>
          <table:table-cell office:value-type="float" office:value="45.7727272727273" calcext:value-type="float">
            <text:p>45,77272727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87878787878788" calcext:value-type="float">
            <text:p>6,8787878788</text:p>
          </table:table-cell>
          <table:table-cell office:value-type="float" office:value="73.2575757575758" calcext:value-type="float">
            <text:p>73,2575757576</text:p>
          </table:table-cell>
          <table:table-cell office:value-type="float" office:value="6.33333333333333" calcext:value-type="float">
            <text:p>6,3333333333</text:p>
          </table:table-cell>
          <table:table-cell office:value-type="float" office:value="68.530303030303" calcext:value-type="float">
            <text:p>68,53030303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7878787878788" calcext:value-type="float">
            <text:p>17,7878787879</text:p>
          </table:table-cell>
          <table:table-cell office:value-type="float" office:value="97.5757575757576" calcext:value-type="float">
            <text:p>97,5757575758</text:p>
          </table:table-cell>
          <table:table-cell office:value-type="float" office:value="16.8333333333333" calcext:value-type="float">
            <text:p>16,8333333333</text:p>
          </table:table-cell>
          <table:table-cell office:value-type="float" office:value="91.3484848484849" calcext:value-type="float">
            <text:p>91,34848484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.3636363636364" calcext:value-type="float">
            <text:p>32,3636363636</text:p>
          </table:table-cell>
          <table:table-cell office:value-type="float" office:value="117.969696969697" calcext:value-type="float">
            <text:p>117,9696969697</text:p>
          </table:table-cell>
          <table:table-cell office:value-type="float" office:value="30.4242424242424" calcext:value-type="float">
            <text:p>30,4242424242</text:p>
          </table:table-cell>
          <table:table-cell office:value-type="float" office:value="111.257575757576" calcext:value-type="float">
            <text:p>111,25757575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.7575757575758" calcext:value-type="float">
            <text:p>46,7575757576</text:p>
          </table:table-cell>
          <table:table-cell office:value-type="float" office:value="138.606060606061" calcext:value-type="float">
            <text:p>138,6060606061</text:p>
          </table:table-cell>
          <table:table-cell office:value-type="float" office:value="44.4393939393939" calcext:value-type="float">
            <text:p>44,4393939394</text:p>
          </table:table-cell>
          <table:table-cell office:value-type="float" office:value="136.606060606061" calcext:value-type="float">
            <text:p>136,60606060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.0454545454546" calcext:value-type="float">
            <text:p>63,0454545455</text:p>
          </table:table-cell>
          <table:table-cell office:value-type="float" office:value="161.257575757576" calcext:value-type="float">
            <text:p>161,2575757576</text:p>
          </table:table-cell>
          <table:table-cell office:value-type="float" office:value="63.1515151515151" calcext:value-type="float">
            <text:p>63,1515151515</text:p>
          </table:table-cell>
          <table:table-cell office:value-type="float" office:value="160.136363636364" calcext:value-type="float">
            <text:p>160,13636363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.7878787878788" calcext:value-type="float">
            <text:p>81,7878787879</text:p>
          </table:table-cell>
          <table:table-cell office:value-type="float" office:value="185.151515151515" calcext:value-type="float">
            <text:p>185,1515151515</text:p>
          </table:table-cell>
          <table:table-cell office:value-type="float" office:value="81.469696969697" calcext:value-type="float">
            <text:p>81,4696969697</text:p>
          </table:table-cell>
          <table:table-cell office:value-type="float" office:value="185.848484848485" calcext:value-type="float">
            <text:p>185,84848484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.833333333333" calcext:value-type="float">
            <text:p>100,8333333333</text:p>
          </table:table-cell>
          <table:table-cell office:value-type="float" office:value="208.287878787879" calcext:value-type="float">
            <text:p>208,2878787879</text:p>
          </table:table-cell>
          <table:table-cell office:value-type="float" office:value="102.348484848485" calcext:value-type="float">
            <text:p>102,3484848485</text:p>
          </table:table-cell>
          <table:table-cell office:value-type="float" office:value="207.878787878788" calcext:value-type="float">
            <text:p>207,87878787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.545454545455" calcext:value-type="float">
            <text:p>120,5454545455</text:p>
          </table:table-cell>
          <table:table-cell office:value-type="float" office:value="230.439393939394" calcext:value-type="float">
            <text:p>230,4393939394</text:p>
          </table:table-cell>
          <table:table-cell office:value-type="float" office:value="121.166666666667" calcext:value-type="float">
            <text:p>121,1666666667</text:p>
          </table:table-cell>
          <table:table-cell office:value-type="float" office:value="230.212121212121" calcext:value-type="float">
            <text:p>230,21212121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0.121212121212" calcext:value-type="float">
            <text:p>140,1212121212</text:p>
          </table:table-cell>
          <table:table-cell office:value-type="float" office:value="251.060606060606" calcext:value-type="float">
            <text:p>251,0606060606</text:p>
          </table:table-cell>
          <table:table-cell office:value-type="float" office:value="140.848484848485" calcext:value-type="float">
            <text:p>140,8484848485</text:p>
          </table:table-cell>
          <table:table-cell office:value-type="float" office:value="250.878787878788" calcext:value-type="float">
            <text:p>250,87878787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.712121212121" calcext:value-type="float">
            <text:p>158,7121212121</text:p>
          </table:table-cell>
          <table:table-cell office:value-type="float" office:value="271.878787878788" calcext:value-type="float">
            <text:p>271,8787878788</text:p>
          </table:table-cell>
          <table:table-cell office:value-type="float" office:value="159.212121212121" calcext:value-type="float">
            <text:p>159,2121212121</text:p>
          </table:table-cell>
          <table:table-cell office:value-type="float" office:value="270.469696969697" calcext:value-type="float">
            <text:p>270,46969696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7.348484848485" calcext:value-type="float">
            <text:p>177,3484848485</text:p>
          </table:table-cell>
          <table:table-cell office:value-type="float" office:value="289.590909090909" calcext:value-type="float">
            <text:p>289,5909090909</text:p>
          </table:table-cell>
          <table:table-cell office:value-type="float" office:value="177.69696969697" calcext:value-type="float">
            <text:p>177,696969697</text:p>
          </table:table-cell>
          <table:table-cell office:value-type="float" office:value="288.212121212121" calcext:value-type="float">
            <text:p>288,21212121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4.5" calcext:value-type="float">
            <text:p>194,5</text:p>
          </table:table-cell>
          <table:table-cell office:value-type="float" office:value="307.424242424242" calcext:value-type="float">
            <text:p>307,4242424242</text:p>
          </table:table-cell>
          <table:table-cell office:value-type="float" office:value="194.454545454545" calcext:value-type="float">
            <text:p>194,4545454545</text:p>
          </table:table-cell>
          <table:table-cell office:value-type="float" office:value="306.181818181818" calcext:value-type="float">
            <text:p>306,18181818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1.469696969697" calcext:value-type="float">
            <text:p>211,4696969697</text:p>
          </table:table-cell>
          <table:table-cell office:value-type="float" office:value="323.909090909091" calcext:value-type="float">
            <text:p>323,9090909091</text:p>
          </table:table-cell>
          <table:table-cell office:value-type="float" office:value="211.060606060606" calcext:value-type="float">
            <text:p>211,0606060606</text:p>
          </table:table-cell>
          <table:table-cell office:value-type="float" office:value="321.878787878788" calcext:value-type="float">
            <text:p>321,87878787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7.212121212121" calcext:value-type="float">
            <text:p>227,2121212121</text:p>
          </table:table-cell>
          <table:table-cell office:value-type="float" office:value="339.848484848485" calcext:value-type="float">
            <text:p>339,8484848485</text:p>
          </table:table-cell>
          <table:table-cell office:value-type="float" office:value="226.681818181818" calcext:value-type="float">
            <text:p>226,6818181818</text:p>
          </table:table-cell>
          <table:table-cell office:value-type="float" office:value="338.075757575758" calcext:value-type="float">
            <text:p>338,07575757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3.075757575758" calcext:value-type="float">
            <text:p>243,0757575758</text:p>
          </table:table-cell>
          <table:table-cell office:value-type="float" office:value="354.560606060606" calcext:value-type="float">
            <text:p>354,5606060606</text:p>
          </table:table-cell>
          <table:table-cell office:value-type="float" office:value="241.787878787879" calcext:value-type="float">
            <text:p>241,7878787879</text:p>
          </table:table-cell>
          <table:table-cell office:value-type="float" office:value="352.227272727273" calcext:value-type="float">
            <text:p>352,22727272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7.484848484849" calcext:value-type="float">
            <text:p>257,4848484848</text:p>
          </table:table-cell>
          <table:table-cell office:value-type="float" office:value="368.681818181818" calcext:value-type="float">
            <text:p>368,6818181818</text:p>
          </table:table-cell>
          <table:table-cell office:value-type="float" office:value="256.060606060606" calcext:value-type="float">
            <text:p>256,0606060606</text:p>
          </table:table-cell>
          <table:table-cell office:value-type="float" office:value="366.590909090909" calcext:value-type="float">
            <text:p>366,59090909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2T14:41:50.846340996</dc:date>
    <meta:editing-duration>PT1M16S</meta:editing-duration>
    <meta:editing-cycles>1</meta:editing-cycles>
    <meta:document-statistic meta:table-count="1" meta:cell-count="14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14cm" svg:height="13.362cm" xlink:href=".." xlink:type="simple" chart:class="chart:scatter" chart:style-name="ch1">
        <chart:legend chart:legend-position="end" svg:x="16.204cm" svg:y="5.635cm" style:legend-expansion="high" chart:style-name="ch2"/>
        <chart:plot-area chart:style-name="ch3" table:cell-range-address="Graph_Charge_Delai.A1:Graph_Charge_Delai.E30" chart:data-source-has-labels="row" svg:x="1.413cm" svg:y="0.267cm" svg:width="14.389cm" svg:height="11.847cm">
          <chartooo:coordinate-region svg:x="2.22cm" svg:y="0.467cm" svg:width="13.395cm" svg:height="11cm"/>
          <chart:axis chart:dimension="x" chart:name="primary-x" chart:style-name="ch4">
            <chart:title svg:x="6.446cm" svg:y="12.381cm" chart:style-name="ch5">
              <text:p>Charge (nombre d'utilisateur)</text:p>
            </chart:title>
          </chart:axis>
          <chart:axis chart:dimension="y" chart:name="primary-y" chart:style-name="ch4">
            <chart:title svg:x="0.451cm" svg:y="6.631cm" chart:style-name="ch6">
              <text:p>Délai</text:p>
            </chart:title>
            <chart:grid chart:style-name="ch7" chart:class="major"/>
          </chart:axis>
          <chart:series chart:style-name="ch8" chart:values-cell-range-address="Graph_Charge_Delai.B2:Graph_Charge_Delai.B30" chart:label-cell-address="Graph_Charge_Delai.B1:Graph_Charge_Delai.B1" chart:class="chart:scatter">
            <chart:domain table:cell-range-address="Graph_Charge_Delai.A2:Graph_Charge_Delai.A30"/>
            <chart:data-point chart:repeated="29"/>
          </chart:series>
          <chart:series chart:style-name="ch9" chart:values-cell-range-address="Graph_Charge_Delai.C2:Graph_Charge_Delai.C30" chart:label-cell-address="Graph_Charge_Delai.C1:Graph_Charge_Delai.C1" chart:class="chart:scatter">
            <chart:data-point chart:repeated="29"/>
          </chart:series>
          <chart:series chart:style-name="ch10" chart:values-cell-range-address="Graph_Charge_Delai.D2:Graph_Charge_Delai.D30" chart:label-cell-address="Graph_Charge_Delai.D1:Graph_Charge_Delai.D1" chart:class="chart:scatter">
            <chart:data-point chart:repeated="29"/>
          </chart:series>
          <chart:series chart:style-name="ch11" chart:values-cell-range-address="Graph_Charge_Delai.E2:Graph_Charge_Delai.E30" chart:label-cell-address="Graph_Charge_Delai.E1:Graph_Charge_Delai.E1" chart:class="chart:scatter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R Proche</text:p>
                <draw:g>
                  <svg:desc>Graph_Charge_Delai.B1:Graph_Charge_Delai.B1</svg:desc>
                </draw:g>
              </table:table-cell>
              <table:table-cell office:value-type="string">
                <text:p>RR Loin</text:p>
                <draw:g>
                  <svg:desc>Graph_Charge_Delai.C1:Graph_Charge_Delai.C1</svg:desc>
                </draw:g>
              </table:table-cell>
              <table:table-cell office:value-type="string">
                <text:p>MaxSNR Proche</text:p>
                <draw:g>
                  <svg:desc>Graph_Charge_Delai.D1:Graph_Charge_Delai.D1</svg:desc>
                </draw:g>
              </table:table-cell>
              <table:table-cell office:value-type="string">
                <text:p>MaxSNR Loin</text:p>
                <draw:g>
                  <svg:desc>Graph_Charge_Delai.E1:Graph_Charge_Dela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Graph_Charge_Delai.A2:Graph_Charge_Delai.A30</svg:desc>
                </draw:g>
              </table:table-cell>
              <table:table-cell office:value-type="float" office:value="0">
                <text:p>0</text:p>
                <draw:g>
                  <svg:desc>Graph_Charge_Delai.B2:Graph_Charge_Delai.B30</svg:desc>
                </draw:g>
              </table:table-cell>
              <table:table-cell office:value-type="float" office:value="0">
                <text:p>0</text:p>
                <draw:g>
                  <svg:desc>Graph_Charge_Delai.C2:Graph_Charge_Delai.C30</svg:desc>
                </draw:g>
              </table:table-cell>
              <table:table-cell office:value-type="float" office:value="0">
                <text:p>0</text:p>
                <draw:g>
                  <svg:desc>Graph_Charge_Delai.D2:Graph_Charge_Delai.D30</svg:desc>
                </draw:g>
              </table:table-cell>
              <table:table-cell office:value-type="float" office:value="0">
                <text:p>0</text:p>
                <draw:g>
                  <svg:desc>Graph_Charge_Delai.E2:Graph_Charge_Delai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.34848484848485">
                <text:p>3.34848484848485</text:p>
              </table:table-cell>
              <table:table-cell office:value-type="float" office:value="0">
                <text:p>0</text:p>
              </table:table-cell>
              <table:table-cell office:value-type="float" office:value="3.04545454545455">
                <text:p>3.0454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3.1818181818182">
                <text:p>23.1818181818182</text:p>
              </table:table-cell>
              <table:table-cell office:value-type="float" office:value="0">
                <text:p>0</text:p>
              </table:table-cell>
              <table:table-cell office:value-type="float" office:value="21.5909090909091">
                <text:p>21.5909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9.469696969697">
                <text:p>49.469696969697</text:p>
              </table:table-cell>
              <table:table-cell office:value-type="float" office:value="0">
                <text:p>0</text:p>
              </table:table-cell>
              <table:table-cell office:value-type="float" office:value="45.7727272727273">
                <text:p>45.7727272727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6.87878787878788">
                <text:p>6.87878787878788</text:p>
              </table:table-cell>
              <table:table-cell office:value-type="float" office:value="73.2575757575758">
                <text:p>73.257575757575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8.530303030303">
                <text:p>68.5303030303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.7878787878788">
                <text:p>17.7878787878788</text:p>
              </table:table-cell>
              <table:table-cell office:value-type="float" office:value="97.5757575757576">
                <text:p>97.5757575757576</text:p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91.3484848484849">
                <text:p>91.34848484848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2.3636363636364">
                <text:p>32.3636363636364</text:p>
              </table:table-cell>
              <table:table-cell office:value-type="float" office:value="117.969696969697">
                <text:p>117.969696969697</text:p>
              </table:table-cell>
              <table:table-cell office:value-type="float" office:value="30.4242424242424">
                <text:p>30.4242424242424</text:p>
              </table:table-cell>
              <table:table-cell office:value-type="float" office:value="111.257575757576">
                <text:p>111.2575757575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46.7575757575758">
                <text:p>46.7575757575758</text:p>
              </table:table-cell>
              <table:table-cell office:value-type="float" office:value="138.606060606061">
                <text:p>138.606060606061</text:p>
              </table:table-cell>
              <table:table-cell office:value-type="float" office:value="44.4393939393939">
                <text:p>44.4393939393939</text:p>
              </table:table-cell>
              <table:table-cell office:value-type="float" office:value="136.606060606061">
                <text:p>136.6060606060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63.0454545454546">
                <text:p>63.0454545454546</text:p>
              </table:table-cell>
              <table:table-cell office:value-type="float" office:value="161.257575757576">
                <text:p>161.257575757576</text:p>
              </table:table-cell>
              <table:table-cell office:value-type="float" office:value="63.1515151515151">
                <text:p>63.1515151515151</text:p>
              </table:table-cell>
              <table:table-cell office:value-type="float" office:value="160.136363636364">
                <text:p>160.1363636363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81.7878787878788">
                <text:p>81.7878787878788</text:p>
              </table:table-cell>
              <table:table-cell office:value-type="float" office:value="185.151515151515">
                <text:p>185.151515151515</text:p>
              </table:table-cell>
              <table:table-cell office:value-type="float" office:value="81.469696969697">
                <text:p>81.469696969697</text:p>
              </table:table-cell>
              <table:table-cell office:value-type="float" office:value="185.848484848485">
                <text:p>185.8484848484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00.833333333333">
                <text:p>100.833333333333</text:p>
              </table:table-cell>
              <table:table-cell office:value-type="float" office:value="208.287878787879">
                <text:p>208.287878787879</text:p>
              </table:table-cell>
              <table:table-cell office:value-type="float" office:value="102.348484848485">
                <text:p>102.348484848485</text:p>
              </table:table-cell>
              <table:table-cell office:value-type="float" office:value="207.878787878788">
                <text:p>207.8787878787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20.545454545455">
                <text:p>120.545454545455</text:p>
              </table:table-cell>
              <table:table-cell office:value-type="float" office:value="230.439393939394">
                <text:p>230.439393939394</text:p>
              </table:table-cell>
              <table:table-cell office:value-type="float" office:value="121.166666666667">
                <text:p>121.166666666667</text:p>
              </table:table-cell>
              <table:table-cell office:value-type="float" office:value="230.212121212121">
                <text:p>230.2121212121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40.121212121212">
                <text:p>140.121212121212</text:p>
              </table:table-cell>
              <table:table-cell office:value-type="float" office:value="251.060606060606">
                <text:p>251.060606060606</text:p>
              </table:table-cell>
              <table:table-cell office:value-type="float" office:value="140.848484848485">
                <text:p>140.848484848485</text:p>
              </table:table-cell>
              <table:table-cell office:value-type="float" office:value="250.878787878788">
                <text:p>250.878787878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58.712121212121">
                <text:p>158.712121212121</text:p>
              </table:table-cell>
              <table:table-cell office:value-type="float" office:value="271.878787878788">
                <text:p>271.878787878788</text:p>
              </table:table-cell>
              <table:table-cell office:value-type="float" office:value="159.212121212121">
                <text:p>159.212121212121</text:p>
              </table:table-cell>
              <table:table-cell office:value-type="float" office:value="270.469696969697">
                <text:p>270.4696969696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77.348484848485">
                <text:p>177.348484848485</text:p>
              </table:table-cell>
              <table:table-cell office:value-type="float" office:value="289.590909090909">
                <text:p>289.590909090909</text:p>
              </table:table-cell>
              <table:table-cell office:value-type="float" office:value="177.69696969697">
                <text:p>177.69696969697</text:p>
              </table:table-cell>
              <table:table-cell office:value-type="float" office:value="288.212121212121">
                <text:p>288.2121212121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94.5">
                <text:p>194.5</text:p>
              </table:table-cell>
              <table:table-cell office:value-type="float" office:value="307.424242424242">
                <text:p>307.424242424242</text:p>
              </table:table-cell>
              <table:table-cell office:value-type="float" office:value="194.454545454545">
                <text:p>194.454545454545</text:p>
              </table:table-cell>
              <table:table-cell office:value-type="float" office:value="306.181818181818">
                <text:p>306.181818181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11.469696969697">
                <text:p>211.469696969697</text:p>
              </table:table-cell>
              <table:table-cell office:value-type="float" office:value="323.909090909091">
                <text:p>323.909090909091</text:p>
              </table:table-cell>
              <table:table-cell office:value-type="float" office:value="211.060606060606">
                <text:p>211.060606060606</text:p>
              </table:table-cell>
              <table:table-cell office:value-type="float" office:value="321.878787878788">
                <text:p>321.8787878787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27.212121212121">
                <text:p>227.212121212121</text:p>
              </table:table-cell>
              <table:table-cell office:value-type="float" office:value="339.848484848485">
                <text:p>339.848484848485</text:p>
              </table:table-cell>
              <table:table-cell office:value-type="float" office:value="226.681818181818">
                <text:p>226.681818181818</text:p>
              </table:table-cell>
              <table:table-cell office:value-type="float" office:value="338.075757575758">
                <text:p>338.0757575757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43.075757575758">
                <text:p>243.075757575758</text:p>
              </table:table-cell>
              <table:table-cell office:value-type="float" office:value="354.560606060606">
                <text:p>354.560606060606</text:p>
              </table:table-cell>
              <table:table-cell office:value-type="float" office:value="241.787878787879">
                <text:p>241.787878787879</text:p>
              </table:table-cell>
              <table:table-cell office:value-type="float" office:value="352.227272727273">
                <text:p>352.227272727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57.484848484849">
                <text:p>257.484848484849</text:p>
              </table:table-cell>
              <table:table-cell office:value-type="float" office:value="368.681818181818">
                <text:p>368.681818181818</text:p>
              </table:table-cell>
              <table:table-cell office:value-type="float" office:value="256.060606060606">
                <text:p>256.060606060606</text:p>
              </table:table-cell>
              <table:table-cell office:value-type="float" office:value="366.590909090909">
                <text:p>366.590909090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